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MapSize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table:style-name="Default"/>
          <table:table-cell table:style-name="ce1" office:value-type="string" calcext:value-type="string">
            <text:p>BACKGROUND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6" office:value-type="string" calcext:value-type="string">
            <text:p>GR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6" office:value-type="string" calcext:value-type="string">
            <text:p>GRA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6" office:value-type="string" calcext:value-type="string">
            <text:p>GRA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6" office:value-type="string" calcext:value-type="string">
            <text:p>GRA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3"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DIRT</text:p>
          </table:table-cell>
          <table:table-cell office:value-type="string" calcext:value-type="string">
            <text:p>GRASS</text:p>
          </table:table-cell>
          <table:table-cell table:number-columns-repeated="16" office:value-type="string" calcext:value-type="string">
            <text:p>DIR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3"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6" office:value-type="string" calcext:value-type="string">
            <text:p>GRA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6" office:value-type="string" calcext:value-type="string">
            <text:p>GRA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6" office:value-type="string" calcext:value-type="string">
            <text:p>GRASS</text:p>
          </table:table-cell>
        </table:table-row>
        <table:table-row table:style-name="ro1">
          <table:table-cell/>
          <table:table-cell table:style-name="ce1" office:value-type="string" calcext:value-type="string">
            <text:p>MIDGROUND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16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17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-</text:p>
          </table:table-cell>
          <table:table-cell office:value-type="string" calcext:value-type="string">
            <text:p>BOX_COLLIDER</text:p>
          </table:table-cell>
          <table:table-cell table:number-columns-repeated="16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1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EE_TRUNK_SMALL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8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TREE_TRUNK_SMALL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7" office:value-type="string" calcext:value-type="string">
            <text:p>-</text:p>
          </table:table-cell>
        </table:table-row>
        <table:table-row table:style-name="ro1">
          <table:table-cell/>
          <table:table-cell table:style-name="ce1" office:value-type="string" calcext:value-type="string">
            <text:p>FOREGROUND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7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7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7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7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 office:value-type="string" calcext:value-type="string">
            <text:p>-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00-00-00</text:date>, <text:time style:data-style-name="N2" text:time-value="18:13:51.8366690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14:56:55.222250942</meta:creation-date>
    <dc:date>2014-11-02T16:38:32.621441120</dc:date>
    <meta:editing-duration>P8DT24M46S</meta:editing-duration>
    <meta:editing-cycles>10</meta:editing-cycles>
    <meta:generator>LibreOffice/4.2.6.3$Linux_X86_64 LibreOffice_project/420m0$Build-3</meta:generator>
    <meta:document-statistic meta:table-count="1" meta:cell-count="846" meta:object-count="0"/>
  </office:meta>
</office:document-meta>
</file>